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0pt" officeooo:rsid="0019ba39" officeooo:paragraph-rsid="0019ba39" style:font-size-asian="10pt" style:font-size-complex="10pt"/>
    </style:style>
    <style:style style:name="T1" style:family="text">
      <style:text-properties officeooo:rsid="001b37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e volgt Scrum het agile manifesto?</text:p>
      <text:p text:style-name="P1"/>
      <text:p text:style-name="P1">Een van de eerste principes van het agile manifest die Scrum probeert te volgend is door het continu opleveren van werkende software. Dit word behaalt door aan het einde van elke sprint een werkend onderdeel van het uiteindelijke project op te leveren. Door principes van een backlog en sprints wordt er geprobeerd dit haalbaar te maken. Daarnaast is het houden van sprints en het bijhouden van een backlog een manier voor de product owner om ook nog laat in het project veranderingen door te spelen. Bij scrum is het houden van een daily standup meeting een manier om iedereen in het project dagelijk te laten samenwerken en te laten communiceren over hun bijdrage van het project. Dit zorgt ervoor dat iedereen betrokken is bij het ontwikkelen van het project. <text:tab/>Omdat dit dagelijks is en in principe een meeting zorgt dit voor twee verschillende principes van agile. Namelijk het dagelijks contact tussen developers en het face-to-face overbrengen van informatie wat agile erg belangrijk vindt. Door het continu opleveren van werkende software en het bijwerken van de backlog krijg je een erg goed idee van hoe ver je bent in het project. <text:span text:style-name="T1">Daarnaast is het voor een scrum team om goed te kunnen werken erg belangrijk dat het team gebouwd is rond een ervaren kern. Dit zorgt voor een soepele doorloop van het project en moet er ook voor zorgen dat iedereen weet wat er van hem verwacht wordt. Als laatste wordt er aan het einde van de sprint gekeken naar hoe het team zich kan verbeteren voor de volgende sprint. Zoals je kan zien zijn dit een aantal voorbeelden waarmee scrum overeenkomt met het agile manifes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09:43:20.687188497</meta:creation-date>
    <dc:date>2017-08-31T10:00:32.287415698</dc:date>
    <meta:editing-duration>PT4M41S</meta:editing-duration>
    <meta:editing-cycles>1</meta:editing-cycles>
    <meta:document-statistic meta:table-count="0" meta:image-count="0" meta:object-count="0" meta:page-count="1" meta:paragraph-count="2" meta:word-count="281" meta:character-count="1650" meta:non-whitespace-character-count="1369"/>
    <meta:generator>LibreOffice/5.1.6.2$Linux_X86_64 LibreOffice_project/10m0$Build-2</meta:generator>
  </office:meta>
</office:document-meta>
</file>